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ca04" officeooo:paragraph-rsid="000fca04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ca04" officeooo:paragraph-rsid="000fca0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fca04" officeooo:paragraph-rsid="000fca0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fca04" officeooo:paragraph-rsid="0053e94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889f3" officeooo:paragraph-rsid="001889f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62857f" officeooo:paragraph-rsid="0062857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390e88" officeooo:paragraph-rsid="003cdb6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fca04" officeooo:paragraph-rsid="00fb2003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rsid="0017108a" officeooo:paragraph-rsid="0017108a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fca04" officeooo:paragraph-rsid="000fca0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5a6f3d" officeooo:paragraph-rsid="005a6f3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667031" officeooo:paragraph-rsid="0066703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caa41c" officeooo:paragraph-rsid="00caa41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rsid="006a2f89" officeooo:paragraph-rsid="006a2f89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5fde00" officeooo:paragraph-rsid="005b039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2eadb" officeooo:paragraph-rsid="011ef28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11ef289" officeooo:paragraph-rsid="011ef28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11ef289" officeooo:paragraph-rsid="0122f27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122f27f" officeooo:paragraph-rsid="0122f27f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122f27f" officeooo:paragraph-rsid="0126df23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126df23" officeooo:paragraph-rsid="0126df23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126df23" officeooo:paragraph-rsid="01275d66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1275d66" officeooo:paragraph-rsid="01275d66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1275d66" officeooo:paragraph-rsid="012b1410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12b1410" officeooo:paragraph-rsid="012b1410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12d7e82" officeooo:paragraph-rsid="01359c9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1359c92" officeooo:paragraph-rsid="01359c92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1359c92" officeooo:paragraph-rsid="01372700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1372700" officeooo:paragraph-rsid="0137270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eadb" officeooo:paragraph-rsid="00d2ead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2d7e82" officeooo:paragraph-rsid="012d7e8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372700" officeooo:paragraph-rsid="01372700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fadeca" officeooo:paragraph-rsid="00fb200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1275d66" officeooo:paragraph-rsid="01275d66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officeooo:rsid="008dd61d" officeooo:paragraph-rsid="01518f7a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tyle="normal" fo:font-weight="bold" officeooo:rsid="002e832f" officeooo:paragraph-rsid="002e832f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tyle="normal" fo:font-weight="bold" officeooo:rsid="002e832f" officeooo:paragraph-rsid="013ec9ab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tyle="normal" fo:font-weight="bold" officeooo:rsid="002e832f" officeooo:paragraph-rsid="014034a8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tyle="normal" fo:font-weight="bold" officeooo:rsid="01392d7b" officeooo:paragraph-rsid="01392d7b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459d6f" officeooo:paragraph-rsid="0149a44a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weight="bold" officeooo:rsid="013a37f8" officeooo:paragraph-rsid="013a37f8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1889f3" officeooo:paragraph-rsid="014034a8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15e608d" officeooo:paragraph-rsid="015e608d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fca04" officeooo:paragraph-rsid="000fca04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italic" fo:font-weight="normal" officeooo:rsid="01392d7b" officeooo:paragraph-rsid="01392d7b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tyle="italic" fo:font-weight="normal" officeooo:rsid="00459d6f" officeooo:paragraph-rsid="0149a44a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italic" fo:font-weight="normal" officeooo:rsid="013a37f8" officeooo:paragraph-rsid="013a37f8" style:font-style-asian="italic" style:font-weight-asian="normal" style:font-style-complex="italic" style:font-weight-complex="normal"/>
    </style:style>
    <style:style style:name="T1" style:family="text">
      <style:text-properties fo:font-weight="bold" officeooo:rsid="01052870" style:font-weight-asian="bold" style:font-weight-complex="bold"/>
    </style:style>
    <style:style style:name="T2" style:family="text">
      <style:text-properties fo:font-weight="bold" officeooo:rsid="0109dc10" style:font-weight-asian="bold" style:font-weight-complex="bold"/>
    </style:style>
    <style:style style:name="T3" style:family="text">
      <style:text-properties fo:font-weight="bold" officeooo:rsid="012e270d" style:font-weight-asian="bold" style:font-weight-complex="bold"/>
    </style:style>
    <style:style style:name="T4" style:family="text">
      <style:text-properties fo:font-weight="bold" officeooo:rsid="012ff38c" style:font-weight-asian="bold" style:font-weight-complex="bold"/>
    </style:style>
    <style:style style:name="T5" style:family="text">
      <style:text-properties officeooo:rsid="00644a39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13bf119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13d47c2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13ec9ab" style:font-style-asian="italic" style:font-weight-asian="normal" style:font-style-complex="italic" style:font-weight-complex="normal"/>
    </style:style>
    <style:style style:name="T10" style:family="text">
      <style:text-properties officeooo:rsid="01052870"/>
    </style:style>
    <style:style style:name="T11" style:family="text">
      <style:text-properties officeooo:rsid="01076f67"/>
    </style:style>
    <style:style style:name="T12" style:family="text">
      <style:text-properties officeooo:rsid="0109dc10"/>
    </style:style>
    <style:style style:name="T13" style:family="text">
      <style:text-properties officeooo:rsid="011ef289"/>
    </style:style>
    <style:style style:name="T14" style:family="text">
      <style:text-properties officeooo:rsid="0122f27f"/>
    </style:style>
    <style:style style:name="T15" style:family="text">
      <style:text-properties officeooo:rsid="0126df23"/>
    </style:style>
    <style:style style:name="T16" style:family="text">
      <style:text-properties officeooo:rsid="012b1410"/>
    </style:style>
    <style:style style:name="T17" style:family="text">
      <style:text-properties officeooo:rsid="012e270d"/>
    </style:style>
    <style:style style:name="T18" style:family="text">
      <style:text-properties officeooo:rsid="012ff38c"/>
    </style:style>
    <style:style style:name="T19" style:family="text">
      <style:text-properties officeooo:rsid="01359c92"/>
    </style:style>
    <style:style style:name="T20" style:family="text">
      <style:text-properties officeooo:rsid="01372700"/>
    </style:style>
    <style:style style:name="T21" style:family="text">
      <style:text-properties officeooo:rsid="01390074"/>
    </style:style>
    <style:style style:name="T22" style:family="text">
      <style:text-properties officeooo:rsid="013a37f8"/>
    </style:style>
    <style:style style:name="T23" style:family="text">
      <style:text-properties fo:font-weight="normal" officeooo:rsid="000fca04" style:font-weight-asian="normal" style:font-weight-complex="normal"/>
    </style:style>
    <style:style style:name="T24" style:family="text">
      <style:text-properties fo:font-weight="normal" officeooo:rsid="0152a9b0" style:font-weight-asian="normal" style:font-weight-complex="normal"/>
    </style:style>
    <style:style style:name="T25" style:family="text">
      <style:text-properties officeooo:rsid="014034a8"/>
    </style:style>
    <style:style style:name="T26" style:family="text">
      <style:text-properties officeooo:rsid="0141c7f8"/>
    </style:style>
    <style:style style:name="T27" style:family="text">
      <style:text-properties officeooo:rsid="0144051d"/>
    </style:style>
    <style:style style:name="T28" style:family="text">
      <style:text-properties officeooo:rsid="014bf31c"/>
    </style:style>
    <style:style style:name="T29" style:family="text">
      <style:text-properties officeooo:rsid="01518f7a"/>
    </style:style>
    <style:style style:name="T30" style:family="text">
      <style:text-properties officeooo:rsid="0155b13e"/>
    </style:style>
    <style:style style:name="T31" style:family="text">
      <style:text-properties officeooo:rsid="015b1c55"/>
    </style:style>
    <style:style style:name="T32" style:family="text">
      <style:text-properties officeooo:rsid="015b7dc0"/>
    </style:style>
    <style:style style:name="T33" style:family="text">
      <style:text-properties officeooo:rsid="01615a75"/>
    </style:style>
    <style:style style:name="T34" style:family="text">
      <style:text-properties officeooo:rsid="016286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ção à programação paralela</text:p>
      <text:p text:style-name="P9">Gabriel Martins de Miranda – 13/0111350</text:p>
      <text:p text:style-name="P1"/>
      <text:p text:style-name="P10">1. Título do capítulo</text:p>
      <text:p text:style-name="P33"><text:tab/>Grouping Data for Communication.</text:p>
      <text:p text:style-name="P33"><text:tab/>Empacotamento de dados para comunicação.Tipos de dados MPI.</text:p>
      <text:p text:style-name="P8"/>
      <text:p text:style-name="P10">2. Objetivo do capítulo</text:p>
      <text:p text:style-name="P13"><text:tab/><text:span text:style-name="T10">É bem sabido na comunidade de computação que mandar mensagens na geração atual de sistemas paralelos é uma operação custosa. Assim, são apresentados métodos de agrupamento de informação para se mandar o menor número de mensagens possível. São três os mecanismos para isto apresentados no capítulo, através do parâmetro </text:span><text:span text:style-name="T1">count</text:span><text:span text:style-name="T10">, de </text:span><text:span text:style-name="T1">tipos derivados</text:span><text:span text:style-name="T10"> ou dos métodos </text:span><text:span text:style-name="T1">MPI_Pack</text:span><text:span text:style-name="T10"> e </text:span><text:span text:style-name="T1">MPI_Unpack</text:span><text:span text:style-name="T10">.</text:span></text:p>
      <text:p text:style-name="P11"/>
      <text:p text:style-name="P10">3. Resumo do capítulo</text:p>
      <text:p text:style-name="P30"><text:tab/><text:span text:style-name="T11">São 3 os métodos para enviar mensagens com mais de um escalar. Para vetores (vários elementos do mesmo tipo), podemos usar métodos comuns de envio com count igual ao tamanho do vetor e datatype o tipo do vetor. Para tipos complexos, podemos construir tipos derivados ou usar os métodos MPI_Pack e MPI_Unpack.</text:span></text:p>
      <text:p text:style-name="P30"><text:tab/><text:span text:style-name="T12">Tipos derivados são structs passados como datatype das funções de comunicação. No mpi, é necessário saber o número de elementos de cada tipo, o tipo dos elementos e suas localizações relativas. No mpi, as funções para criação de tipos derivados são </text:span><text:span text:style-name="T2">MPI_Type_contiguous</text:span><text:span text:style-name="T12"> (para subconjunto de entradas consecutivas num vetor), </text:span><text:span text:style-name="T2">MPI_Type_vector</text:span><text:span text:style-name="T12"> (para elementos de vetor uniformemente espaçados na memória), </text:span><text:span text:style-name="T2">MPI_Type_indexed</text:span><text:span text:style-name="T12"> (para elementos de vetor não espaçados uniformemente) e </text:span><text:span text:style-name="T2">MPI_Type_struct</text:span><text:span text:style-name="T12"> (cujos elementos tem tipos e localizações arbitrários na memória). Antes de usado, o novo tipo deve ser apresentado ao sistema chamando-se a função </text:span><text:span text:style-name="T2">MPI_Type_commit</text:span><text:span text:style-name="T12">. Formalmente, o tipo derivado é uma sequência de pares, cujo primeiro elemento de cada par é o tipo e o segundo o deslocamento na memória. Aqui vai a sintaxe das funções apresentadas:</text:span></text:p>
      <text:p text:style-name="P16"><text:tab/><text:span text:style-name="T13">int MPI_Type_contiguous(</text:span></text:p>
      <text:p text:style-name="P17"><text:tab/>int <text:tab/><text:tab/><text:tab/>count <text:tab/><text:tab/>/*in*/,<text:tab/><text:tab/></text:p>
      <text:p text:style-name="P17"><text:tab/>MPI_Datatype <text:tab/>old_type <text:s text:c="3"/><text:tab/>/*in*/,</text:p>
      <text:p text:style-name="P17"><text:tab/>MPI_Datatype <text:tab/>new_mpi_t<text:tab/>/*out*/)</text:p>
      <text:p text:style-name="P17"/>
      <text:p text:style-name="P18"><text:tab/><text:span text:style-name="T14">int MPI_Type_vector(</text:span></text:p>
      <text:p text:style-name="P19"><text:tab/>int <text:tab/><text:tab/><text:tab/>count <text:tab/><text:tab/><text:tab/>/*in*/,</text:p>
      <text:p text:style-name="P19"><text:tab/>int <text:tab/><text:tab/><text:tab/>block_lenght <text:s text:c="3"/><text:tab/>/*in*/,</text:p>
      <text:p text:style-name="P19"><text:tab/>int <text:tab/><text:tab/><text:tab/>stride<text:tab/><text:tab/><text:tab/>/*in*/,<text:tab/><text:tab/><text:tab/></text:p>
      <text:p text:style-name="P19"><text:tab/>MPI_Datatype <text:tab/>element_type <text:s text:c="3"/><text:tab/>/*in*/,</text:p>
      <text:p text:style-name="P19"><text:tab/>MPI_Datatype <text:tab/>new_mpi_t<text:tab/><text:tab/>/*out*/)</text:p>
      <text:p text:style-name="P19"/>
      <text:p text:style-name="P20"><text:tab/><text:span text:style-name="T15">int MPI_Type_indexed(</text:span></text:p>
      <text:p text:style-name="P21"><text:tab/>int <text:tab/><text:tab/><text:tab/>count <text:tab/><text:tab/><text:tab/>/*in*/,</text:p>
      <text:p text:style-name="P21"><text:tab/>int <text:tab/><text:tab/><text:tab/>block_lenghts[] <text:tab/>/*in*/,</text:p>
      <text:p text:style-name="P21"><text:tab/>int <text:tab/><text:tab/><text:tab/>displacements[]<text:tab/>/*in*/,<text:tab/><text:tab/><text:tab/></text:p>
      <text:p text:style-name="P21"><text:tab/>MPI_Datatype <text:tab/>old_type <text:s text:c="3"/><text:tab/><text:tab/>/*in*/,</text:p>
      <text:p text:style-name="P21"><text:tab/>MPI_Datatype <text:tab/>new_mpi_t<text:tab/><text:tab/>/*out*/)</text:p>
      <text:p text:style-name="P21"/>
      <text:p text:style-name="P22"><text:tab/></text:p>
      <text:p text:style-name="P22"/>
      <text:p text:style-name="P22"/>
      <text:p text:style-name="P23"><text:soft-page-break/><text:tab/>int MPI_Type_struct(<text:tab/></text:p>
      <text:p text:style-name="P23"><text:tab/>int <text:tab/><text:tab/><text:tab/>count <text:tab/><text:tab/><text:tab/>/*in*/</text:p>
      <text:p text:style-name="P23"><text:tab/>int <text:tab/><text:tab/><text:tab/>block_lenghts[] <text:tab/>/*in*/</text:p>
      <text:p text:style-name="P23"><text:tab/>MPI_Aint <text:tab/><text:tab/>displacements[] <text:tab/>/*in*/</text:p>
      <text:p text:style-name="P23"><text:tab/>MPI_Datatype <text:s text:c="3"/><text:tab/>typelist[]<text:tab/><text:tab/>/*in*/</text:p>
      <text:p text:style-name="P23"><text:tab/>MPI_Datatype*<text:tab/>new_mpi_t<text:tab/><text:tab/>/*out*/)</text:p>
      <text:p text:style-name="P23"/>
      <text:p text:style-name="P24"><text:tab/><text:span text:style-name="T16">int MPI_Type_commit(</text:span></text:p>
      <text:p text:style-name="P25"><text:tab/>MPI_Datatype*<text:tab/>new_mpi_t<text:tab/><text:tab/>/*in/out*/)</text:p>
      <text:p text:style-name="P25"/>
      <text:p text:style-name="P31"><text:tab/><text:span text:style-name="T17">Existem ainda as funções </text:span><text:span text:style-name="T3">MPI_Pack</text:span> <text:span text:style-name="T18">(armazena explicitamente dados num buffer definido pelo usuário) e </text:span><text:span text:style-name="T4">MPI_Unpack</text:span><text:span text:style-name="T18"> (para extrair dados deste mesmo buffer). Suas assinaturas são:</text:span></text:p>
      <text:p text:style-name="P26"><text:tab/><text:span text:style-name="T19">int MPI_Pack(</text:span></text:p>
      <text:p text:style-name="P27"><text:tab/>void* <text:tab/><text:tab/><text:tab/>pack_data<text:tab/>/*in*/</text:p>
      <text:p text:style-name="P27"><text:tab/>int <text:tab/><text:tab/><text:tab/>in_count<text:tab/>/*in*/</text:p>
      <text:p text:style-name="P27"><text:tab/>MPI_Datatype<text:tab/>datatype <text:tab/>/*in*/</text:p>
      <text:p text:style-name="P27"><text:tab/>void* <text:tab/><text:tab/><text:tab/>buffer <text:tab/><text:tab/>/*out*/</text:p>
      <text:p text:style-name="P27"><text:tab/>int <text:tab/><text:tab/><text:tab/>buffer_size<text:tab/> /*in*/</text:p>
      <text:p text:style-name="P27"><text:tab/>int* <text:tab/><text:tab/><text:tab/>position <text:s/><text:tab/>/*in/out*/</text:p>
      <text:p text:style-name="P27"><text:tab/>MPI_Comm <text:tab/><text:tab/>comm <text:s/><text:tab/>/*in*/)</text:p>
      <text:p text:style-name="P27"/>
      <text:p text:style-name="P28"><text:tab/><text:span text:style-name="T20">int MPI_Unpack(</text:span></text:p>
      <text:p text:style-name="P29"><text:tab/>void* <text:tab/><text:tab/><text:tab/>buffer<text:tab/><text:tab/>/*in*/</text:p>
      <text:p text:style-name="P29"><text:tab/>int <text:tab/><text:tab/><text:tab/>size<text:tab/><text:tab/>/*in*/</text:p>
      <text:p text:style-name="P29"><text:tab/>int*<text:tab/><text:tab/><text:tab/>position<text:tab/>/*in/out*/</text:p>
      <text:p text:style-name="P29"><text:tab/>void*<text:tab/><text:tab/><text:tab/>unpack_data<text:tab/>/*out*/</text:p>
      <text:p text:style-name="P29"><text:tab/>int <text:tab/><text:tab/><text:tab/>count <text:tab/><text:tab/>/*in*/</text:p>
      <text:p text:style-name="P29"><text:tab/>MPI_Datatype<text:tab/>datatype <text:tab/>/*in*/</text:p>
      <text:p text:style-name="P29"><text:tab/>MPI_Comm <text:tab/><text:tab/>comm <text:s/><text:tab/>/*in*/)</text:p>
      <text:p text:style-name="P29"/>
      <text:p text:style-name="P32"><text:tab/><text:span text:style-name="T21">Quando não usar tipos derivados: tipo usado poucas vezes, mensagens em buffers do usuário e não do sistema e quando especificado número de elementos contido.</text:span></text:p>
      <text:p text:style-name="P15"/>
      <text:p text:style-name="P10">4. Solução dos exercícios</text:p>
      <text:p text:style-name="P5"/>
      <text:p text:style-name="P6">Foi usado o <text:span text:style-name="T5">MPICH, implementação de alta performance e portabilidade do MPI.</text:span></text:p>
      <text:p text:style-name="P5"/>
      <text:p text:style-name="P42">1. <text:span text:style-name="T25">Programa do trapézio usando Get_data3.</text:span></text:p>
      <text:p text:style-name="P42"><text:span text:style-name="T7"><text:tab/>Ok, agora um novo tipo de dados é criado contendo dois floats - a e <text:s/>b </text:span><text:span text:style-name="T6"><text:s/></text:span><text:span text:style-name="T8">e um int – n usando-se MPI_Type_struct. A função de criação do tipo é chamada por todos os processos. Ao final todas as integrais são somadas usando-se o MPI_Reduce.</text:span></text:p>
      <text:p text:style-name="P36"/>
      <text:p text:style-name="P38">2. <text:span text:style-name="T25">Programa do trapézio usando Get_data4.</text:span></text:p>
      <text:p text:style-name="P38"><text:span text:style-name="T9"><text:tab/>Ok, envio de dados através de MPI_Pack e MPI_Unpack usando um buffer. O processo 0 dá Pack nos itens e envia como Broadcast usando a flag MPI_PACKED. Os outros processos recebem o buffer e o desfazem <text:s/>em variaveis usando MPI_Unpack.</text:span></text:p>
      <text:p text:style-name="P37"/>
      <text:p text:style-name="P39"/>
      <text:p text:style-name="P39"/>
      <text:p text:style-name="P39"/>
      <text:p text:style-name="P39"/>
      <text:p text:style-name="P39"/>
      <text:p text:style-name="P39"><text:soft-page-break/>3. <text:span text:style-name="T26">Mandar uma entrada de matrix de um processo a outro. A entrada é uma estrutura de dois int’s e um float.</text:span></text:p>
      <text:p text:style-name="P45"><text:tab/><text:span text:style-name="T30">Ok, o código é bem similar ao do exercício anterior. Apenas que agora em vez de dois floats e um int, usamos dois ints e um float.</text:span></text:p>
      <text:p text:style-name="P39"/>
      <text:p text:style-name="P7"/>
      <text:p text:style-name="P10">5. Trabalhos de programação</text:p>
      <text:p text:style-name="P3"/>
      <text:p text:style-name="P40">1.<text:span text:style-name="T22">a. Printa matriz quadrada em blocos de colunas. Todos mandam pra 0 e ele printa. Use MPI_Type_vector e MPI_Recv.</text:span></text:p>
      <text:p text:style-name="P46"><text:tab/><text:span text:style-name="T31">Ok, no programa, a coluna 3 de uma matriz é passada do processo 1 a 0. O processo 0 printa a coluna recebida.</text:span></text:p>
      <text:p text:style-name="P40"/>
      <text:p text:style-name="P41">1.b. <text:span text:style-name="T27">Processo 0 lê linha de matriz e manda pros outros processos com broadcast. Use MPI_Type_vector e MPI_Send.</text:span></text:p>
      <text:p text:style-name="P47"><text:tab/><text:span text:style-name="T32">Da mesma forma que o exercício anterior, porém usando colunas.</text:span></text:p>
      <text:p text:style-name="P41"/>
      <text:p text:style-name="P41">3. <text:span text:style-name="T28">Transposta de matriz. Todos mandam uma coluna como uma linha para processo 1.</text:span></text:p>
      <text:p text:style-name="P47"><text:tab/><text:span text:style-name="T33">Ok, manda coluna do processo 1 para linha do processo 0.</text:span></text:p>
      <text:p text:style-name="P41"/>
      <text:p text:style-name="P43">4. Mande entradas de um vetor esparso entre processos.</text:p>
      <text:p text:style-name="P47"><text:tab/><text:span text:style-name="T34">Pack uma linha de subscritos de vetor esparso e envia a outro processo.</text:span></text:p>
      <text:p text:style-name="P41"/>
      <text:p text:style-name="P4"/>
      <text:p text:style-name="P10">6. Conclusão</text:p>
      <text:p text:style-name="P44"><text:tab/><text:span text:style-name="T29">Foram aprendidas formas de se enviar tipos compostos de dados de uma única vez, sem a necessidade de mandar cada elemento por vez. Isto garante melhor performance que no caso elemento a elemento.</text:span></text:p>
      <text:p text:style-name="P10"/>
      <text:p text:style-name="P10">7. Referências consultadas</text:p>
      <text:p text:style-name="P35"><text:span text:style-name="T23"><text:tab/></text:span><text:span text:style-name="T24">Parallel Programming with MPI by Peter Pacheco ; Grouping Data for Communication – chapter six.</text:span></text:p>
      <text:p text:style-name="P1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08:25:38.651600442</meta:creation-date>
    <dc:date>2016-09-05T22:40:09.576920308</dc:date>
    <meta:editing-duration>PT10H8M36S</meta:editing-duration>
    <meta:editing-cycles>283</meta:editing-cycles>
    <meta:generator>LibreOffice/5.1.4.2$Linux_X86_64 LibreOffice_project/10m0$Build-2</meta:generator>
    <meta:document-statistic meta:table-count="0" meta:image-count="0" meta:object-count="0" meta:page-count="3" meta:paragraph-count="74" meta:word-count="764" meta:character-count="5116" meta:non-whitespace-character-count="4229"/>
  </office:meta>
</office:document-meta>
</file>